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4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9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4">
            <calcext:condition calcext:apply-style-name="Error" calcext:value="duplicate" calcext:base-cell-address="list.B3"/>
          </calcext:conditional-format>
          <calcext:conditional-format calcext:target-range-address="list.C3:list.C314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4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4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4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4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4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4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4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/>
          <table:table-cell table:style-name="ce175"/>
          <table:table-cell table:style-name="ce104" table:number-columns-repeated="2"/>
          <table:covered-table-cell table:style-name="ce104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4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4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4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4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4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4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4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4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4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4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4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4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4" table:number-columns-repeated="2"/>
          <table:table-cell table:style-name="ce104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4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4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4"/>
          <table:table-cell table:style-name="ce104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4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4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4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4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4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4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4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4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4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4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4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4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4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4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4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4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4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4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4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4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4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4" office:value-type="string" calcext:value-type="string">
            <text:p>Discord: 데크크래프트#4923</text:p>
          </table:table-cell>
          <table:table-cell table:style-name="ce104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4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4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4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4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4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4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4"/>
          <table:table-cell table:style-name="ce104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4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4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4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4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4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4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4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4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4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4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4" table:number-columns-repeated="2"/>
          <table:table-cell table:style-name="ce10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4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4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4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4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4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4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4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4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4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4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4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4"/>
          <table:table-cell table:style-name="ce104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4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4" table:number-columns-repeated="2"/>
          <table:table-cell table:style-name="ce10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4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4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4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4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4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4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4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4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4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4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4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4" office:value-type="string" calcext:value-type="string">
            <text:p><text:a xlink:href="https://twitter.com/LeeBbunsik" xlink:type="simple">https://twitter.com/LeeBbunsik</text:a></text:p>
          </table:table-cell>
          <table:table-cell table:style-name="ce10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4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4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4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4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4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4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4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4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4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4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4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4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4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4"/>
          <table:table-cell table:style-name="ce104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4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4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0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4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4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4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4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4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4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4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4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4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4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4" office:value-type="string" calcext:value-type="string">
            <text:p><text:a xlink:href="https://twitter.com/REDRAY_dev" xlink:type="simple">https://twitter.com/REDRAY_dev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82"/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4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4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4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4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4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4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4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4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4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4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4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4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4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4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4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4" office:value-type="string" calcext:value-type="string">
            <text:p><text:a xlink:href="https://twitter.com/Studio_Ly" xlink:type="simple">https://twitter.com/Studio_Ly</text:a>_</text:p>
          </table:table-cell>
          <table:table-cell table:style-name="ce104" office:value-type="string" calcext:value-type="string">
            <text:p><text:a xlink:href="https://twitter.com/lychoi2000" xlink:type="simple">https://twitter.com/lychoi2000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4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4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4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4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4" office:value-type="string" calcext:value-type="string">
            <text:p>주식회사 써니사이드업 (SUNNY SIDE UP)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811</text:p>
          </table:table-cell>
          <table:table-cell table:style-name="ce165" office:value-type="string" calcext:value-type="string">
            <text:p>박은현</text:p>
          </table:table-cell>
          <table:table-cell table:style-name="ce104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4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4"/>
          <table:table-cell table:style-name="ce104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4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4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4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4" office:value-type="string" calcext:value-type="string">
            <text:p>팀 에뚜</text:p>
          </table:table-cell>
          <table:table-cell table:style-name="ce157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4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4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4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4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4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4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4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4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4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4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4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4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4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4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4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4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4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4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4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4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4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4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4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4" office:value-type="string" calcext:value-type="string">
            <text:p><text:a xlink:href="https://twitter.com/vonasoft7" xlink:type="simple">https://twitter.com/vonasoft7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4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4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4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4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4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4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4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3:list.C294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06:04:50.52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3T06:20:52.722000000</dc:date>
    <meta:editing-duration>P2DT15H17M53S</meta:editing-duration>
    <meta:editing-cycles>1048</meta:editing-cycles>
    <meta:document-statistic meta:table-count="4" meta:cell-count="3417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